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bitmap" draw:fill-image-name="a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bitmap" draw:fill-image-name="a4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bitmap" draw:fill-image-name="a5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text-transform="uppercas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text-transform="uppercas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8">
      <style:drawing-page-properties draw:fill="bitmap" draw:fill-image-name="a4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21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51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61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42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1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2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72">
      <text:list-level-style-bullet text:level="1" text:bullet-char="">
        <style:list-level-properties text:space-before="0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44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0.68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0.89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13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3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57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1.79in" text:min-label-width="0.45in"/>
        <style:text-properties fo:color="#f9d964" fo:font-family="Wingdings 2" style:font-charset="x-symbol" fo:font-size="65%"/>
      </text:list-level-style-bullet>
    </text:list-style>
    <text:list-style style:name="a53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7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53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43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501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53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9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0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5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9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1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5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6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465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523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43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68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43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8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3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3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85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in"/>
      </text:list-level-style-number>
      <text:list-level-style-number text:level="8" style:num-format="">
        <style:list-level-properties text:space-before="1.92in"/>
      </text:list-level-style-number>
      <text:list-level-style-number text:level="9" style:num-format="">
        <style:list-level-properties text:space-before="2.14in"/>
      </text:list-level-style-number>
    </text:list-style>
    <text:list-style style:name="a54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4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5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4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51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45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</office:automatic-styles>
  <office:body>
    <office:presentation>
      <draw:page draw:name="Slide1" draw:style-name="a394" draw:master-page-name="Master1-Layout1-title-Diapositive-de-titre" presentation:presentation-page-layout-name="Master1-PPL1" draw:id="Slide-256">
        <draw:frame draw:id="id63" presentation:style-name="a398" draw:name="Titre 1" svg:x="0.43256in" svg:y="0.52129in" svg:width="9in" svg:height="2in" presentation:class="title" presentation:placeholder="false">
          <draw:text-box>
            <text:p text:style-name="a397" text:class-names="" text:cond-style-name=""><text:span text:style-name="a395" text:class-names="">Code camp CMS- Digital Business News</text:span><text:span text:style-name="a396" text:class-names=""/></text:p>
          </draw:text-box>
          <svg:title/>
          <svg:desc/>
        </draw:frame>
        <draw:frame draw:id="id64" presentation:style-name="a409" draw:name="Sous-titre 2" svg:x="1.37755in" svg:y="3.51375in" svg:width="7in" svg:height="1.26736in" presentation:class="subtitle" presentation:placeholder="false">
          <draw:text-box>
            <text:p text:style-name="a408" text:class-names="" text:cond-style-name=""><text:span text:style-name="a399" text:class-names="">Lyess</text:span><text:span text:style-name="a400" text:class-names=""><text:s text:c="1"/>Daoud</text:span><text:span text:style-name="a401" text:class-names="">, Raphaël Pierre-</text:span><text:span text:style-name="a402" text:class-names="">Ellien</text:span><text:span text:style-name="a403" text:class-names="">, Antoine<text:s text:c="1"/></text:span><text:span text:style-name="a404" text:class-names="">Janvrot</text:span><text:span text:style-name="a405" text:class-names="">, Eddy Miot, <text:line-break/>Théo<text:s text:c="1"/></text:span><text:span text:style-name="a406" text:class-names="">Salvetti</text:span><text:span text:style-name="a407" text:class-names=""/></text:p>
          </draw:text-box>
          <svg:title/>
          <svg:desc/>
        </draw:frame>
      </draw:page>
      <draw:page draw:name="Slide2" draw:style-name="a411" draw:master-page-name="Master1-Layout2-obj-Titre-et-contenu" presentation:presentation-page-layout-name="Master1-PPL2" draw:id="Slide-257">
        <draw:frame draw:id="id65" presentation:style-name="a415" draw:name="Titre 1" svg:x="0.5in" svg:y="0.30035in" svg:width="9in" svg:height="1.25in" presentation:class="title" presentation:placeholder="false">
          <draw:text-box>
            <text:p text:style-name="a414" text:class-names="" text:cond-style-name=""><text:span text:style-name="a412" text:class-names="">Présentation du Projet</text:span><text:span text:style-name="a413" text:class-names=""/></text:p>
          </draw:text-box>
          <svg:title/>
          <svg:desc/>
        </draw:frame>
        <draw:frame draw:id="id66" presentation:style-name="a444" draw:name="Espace réservé du contenu 2" svg:x="0.5in" svg:y="1.75in" svg:width="9in" svg:height="5.15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Code Camps CM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Digital Business New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Mise à jour de DigitalBusinessNews.com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Lyess</text:span><text:span text:style-name="a441" text:class-names=""><text:s text:c="1"/>Daoud</text:span></text:p>
              </text:list-item>
            </text:list>
          </draw:text-box>
          <svg:title/>
          <svg:desc/>
        </draw:frame>
      </draw:page>
      <draw:page draw:name="Slide3" draw:style-name="a446" draw:master-page-name="Master1-Layout2-obj-Titre-et-contenu" presentation:presentation-page-layout-name="Master1-PPL2" draw:id="Slide-258">
        <draw:frame draw:id="id67" presentation:style-name="a450" draw:name="Titre 1" svg:x="0.5in" svg:y="0.30035in" svg:width="9in" svg:height="1.25in" presentation:class="title" presentation:placeholder="false">
          <draw:text-box>
            <text:p text:style-name="a449" text:class-names="" text:cond-style-name=""><text:span text:style-name="a447" text:class-names="">Utilisation d’un CMS</text:span><text:span text:style-name="a448" text:class-names=""/></text:p>
          </draw:text-box>
          <svg:title/>
          <svg:desc/>
        </draw:frame>
        <draw:frame draw:id="id68" presentation:style-name="a486" draw:name="Espace réservé du contenu 2" svg:x="0.5in" svg:y="1.75in" svg:width="9in" svg:height="5.15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Wordpress</text:span><text:span text:style-name="a455" text:class-names=""/></text:p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8" text:class-names="">Pourquoi<text:s text:c="1"/></text:span><text:span text:style-name="a459" text:class-names="">Wordpress</text:span><text:span text:style-name="a460" text:class-names="">?</text:span></text:p>
                  </text:list-item>
                </text:list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9" text:class-names="">Videotube</text:span><text:span text:style-name="a470" text:class-names=""/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3" text:class-names="">Utilisation de<text:s text:c="1"/></text:span><text:span text:style-name="a474" text:class-names="">Vidéotube</text:span><text:span text:style-name="a475" text:class-names=""/></text:p>
                  </text:list-item>
                </text:list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Raphaël Pierre-</text:span><text:span text:style-name="a482" text:class-names="">Ellien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4" draw:style-name="a488" draw:master-page-name="Master1-Layout2-obj-Titre-et-contenu" presentation:presentation-page-layout-name="Master1-PPL2" draw:id="Slide-259">
        <draw:frame draw:id="id69" presentation:style-name="a492" draw:name="Titre 1" svg:x="0.5in" svg:y="0.30035in" svg:width="9in" svg:height="1.25in" presentation:class="title" presentation:placeholder="false">
          <draw:text-box>
            <text:p text:style-name="a491" text:class-names="" text:cond-style-name=""><text:span text:style-name="a489" text:class-names="">Partie Technique</text:span><text:span text:style-name="a490" text:class-names=""/></text:p>
          </draw:text-box>
          <svg:title/>
          <svg:desc/>
        </draw:frame>
        <draw:frame draw:id="id70" presentation:style-name="a524" draw:name="Espace réservé du contenu 2" svg:x="0.5in" svg:y="1.75in" svg:width="9in" svg:height="5.1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<text:a xlink:href="http://localhost/wordpress/wordpress/" text:style-name="" text:visited-style-name="">http://localhost/wordpress/wordpress</text:a></text:span><text:span text:style-name="a503" text:class-names=""><text:a xlink:href="http://localhost/wordpress/wordpress/" text:style-name="" text:visited-style-name="">/</text:a></text:span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9" text:class-names="">Eddy Miot, Théo<text:s text:c="1"/></text:span><text:span text:style-name="a520" text:class-names="">Salvetti</text:span><text:span text:style-name="a521" text:class-names=""/></text:p>
              </text:list-item>
            </text:list>
          </draw:text-box>
          <svg:title/>
          <svg:desc/>
        </draw:frame>
      </draw:page>
      <draw:page draw:name="Slide6" draw:style-name="a526" draw:master-page-name="Master1-Layout2-obj-Titre-et-contenu" presentation:presentation-page-layout-name="Master1-PPL2" draw:id="Slide-261">
        <draw:frame draw:id="id71" presentation:style-name="a530" draw:name="Titre 1" svg:x="0.5in" svg:y="0.30035in" svg:width="9in" svg:height="1.25in" presentation:class="title" presentation:placeholder="false">
          <draw:text-box>
            <text:p text:style-name="a529" text:class-names="" text:cond-style-name=""><text:span text:style-name="a527" text:class-names="">Conclusion</text:span><text:span text:style-name="a528" text:class-names=""/></text:p>
          </draw:text-box>
          <svg:title/>
          <svg:desc/>
        </draw:frame>
        <draw:frame draw:id="id72" presentation:style-name="a562" draw:name="Espace réservé du contenu 2" svg:x="0.5in" svg:y="1.75in" svg:width="9in" svg:height="5.15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Pourquoi ce projet?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echnologies découvertes au cours du projet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Les compétences acquises par<text:s text:c="1"/></text:span><text:span text:style-name="a550" text:class-names="">le groupe</text:span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7" text:class-names="">Antoine<text:s text:c="1"/></text:span><text:span text:style-name="a558" text:class-names="">Janvrot</text:span><text:span text:style-name="a5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Titre de section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a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Vide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Image avec légende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ffffff" draw:opacity="100%" draw:stroke="solid" svg:stroke-width="0.02778in" svg:stroke-color="#bcbcbc" svg:stroke-opacity="100%"/>
    </style:default-style>
    <draw:fill-image draw:name="a525" xlink:href="media/image1.png" xlink:show="embed" xlink:actuate="onLoad"/>
    <draw:fill-image draw:name="a226" xlink:href="media/image1.png" xlink:show="embed" xlink:actuate="onLoad"/>
    <draw:fill-image draw:name="a445" xlink:href="media/image1.png" xlink:show="embed" xlink:actuate="onLoad"/>
    <draw:fill-image draw:name="a323" xlink:href="media/image1.png" xlink:show="embed" xlink:actuate="onLoad"/>
    <draw:fill-image draw:name="a487" xlink:href="media/image1.png" xlink:show="embed" xlink:actuate="onLoad"/>
    <draw:fill-image draw:name="a258" xlink:href="media/image1.png" xlink:show="embed" xlink:actuate="onLoad"/>
    <draw:fill-image draw:name="a92" xlink:href="media/image1.png" xlink:show="embed" xlink:actuate="onLoad"/>
    <draw:fill-image draw:name="a297" xlink:href="media/image1.png" xlink:show="embed" xlink:actuate="onLoad"/>
    <draw:fill-image draw:name="a57" xlink:href="media/image1.png" xlink:show="embed" xlink:actuate="onLoad"/>
    <draw:fill-image draw:name="a0" xlink:href="media/image1.png" xlink:show="embed" xlink:actuate="onLoad"/>
    <draw:fill-image draw:name="a244" xlink:href="media/image1.png" xlink:show="embed" xlink:actuate="onLoad"/>
    <draw:fill-image draw:name="a393" xlink:href="media/image1.png" xlink:show="embed" xlink:actuate="onLoad"/>
    <draw:fill-image draw:name="a358" xlink:href="media/image1.png" xlink:show="embed" xlink:actuate="onLoad"/>
    <draw:fill-image draw:name="a410" xlink:href="media/image1.png" xlink:show="embed" xlink:actuate="onLoad"/>
    <draw:fill-image draw:name="a166" xlink:href="media/image1.png" xlink:show="embed" xlink:actuate="onLoad"/>
    <draw:fill-image draw:name="a35" xlink:href="media/image1.png" xlink:show="embed" xlink:actuate="onLoad"/>
    <draw:fill-image draw:name="a114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6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text-transform="uppercas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a10684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8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35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71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74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3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34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36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78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369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34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27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273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276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279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18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85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212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188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14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145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12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372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148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375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125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128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6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379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33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68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283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33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33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text:list-style style:name="a191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95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19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d964" fo:font-family="Wingdings 2" style:font-charset="x-symbol" fo:font-size="65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52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de66" fo:font-family="Wingdings 2" style:font-charset="x-symbol" fo:font-size="100%"/>
      </text:list-level-style-bullet>
    </text:list-style>
    <text:list-style style:name="a20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de66" fo:font-family="Wingdings 2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31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de66" fo:font-family="Wingdings 3" style:font-charset="x-symbol" fo:font-size="100%"/>
      </text:list-level-style-bullet>
    </text:list-style>
    <text:list-style style:name="a205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de66" fo:font-family="Wingdings" style:font-charset="x-symbol" fo:font-size="95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Espace réservé du titre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Espace réservé de la date 13" svg:x="0.5in" svg:y="7.01736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Espace réservé du pied de page 2" svg:x="3.41667in" svg:y="7.01736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Espace réservé du numéro de diapositive 22" svg:x="8.66667in" svg:y="7.01736in" svg:width="0.8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e-de-titre" style:page-layout-name="pageLayout1" draw:style-name="a36">
      <draw:frame draw:id="id5" presentation:style-name="a40" draw:name="Titre 7" svg:x="0.46154in" svg:y="1.5in" svg:width="9in" svg:height="2in" presentation:class="title" presentation:placeholder="false">
        <draw:text-box>
          <text:p text:style-name="a39" text:class-names="" text:cond-style-name=""><text:span text:style-name="a37" text:class-names="">Modifiez le style du titre</text:span><text:span text:style-name="a38" text:class-names=""/></text:p>
        </draw:text-box>
        <svg:title/>
        <svg:desc/>
      </draw:frame>
      <draw:frame draw:id="id6" presentation:style-name="a45" draw:name="Espace réservé de la date 27" svg:x="0.5in" svg:y="7.01736in" svg:width="2.3333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</draw:text-box>
        <svg:title/>
        <svg:desc/>
      </draw:frame>
      <draw:frame draw:id="id7" presentation:style-name="a48" draw:name="Espace réservé du pied de page 16" svg:x="3.41667in" svg:y="7.01736in" svg:width="3.16667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8" presentation:style-name="a52" draw:name="Espace réservé du numéro de diapositive 28" svg:x="8.66667in" svg:y="7.01736in" svg:width="0.8333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/></text:span><text:span text:style-name="a50" text:class-names=""/></text:p>
        </draw:text-box>
        <svg:title/>
        <svg:desc/>
      </draw:frame>
      <draw:frame draw:id="id9" presentation:style-name="a56" draw:name="Sous-titre 8" svg:x="1.5in" svg:y="3.64359in" svg:width="7in" svg:height="1.91667in" presentation:class="subtitle" presentation:placeholder="false">
        <draw:text-box>
          <text:p text:style-name="a55" text:class-names="" text:cond-style-name=""><text:span text:style-name="a53" text:class-names="">Modifiez le style des sous-titres du masque</text:span><text:span text:style-name="a54" text:class-names=""/></text:p>
        </draw:text-box>
        <svg:title/>
        <svg:desc/>
      </draw:frame>
    </style:master-page>
    <style:master-page style:name="Master1-Layout2-obj-Titre-et-contenu" style:page-layout-name="pageLayout1" draw:style-name="a58">
      <draw:frame draw:id="id10" presentation:style-name="a62" draw:name="Titr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1" presentation:style-name="a79" draw:name="Espace réservé du contenu 2" svg:x="0.5in" svg:y="1.75in" svg:width="9in" svg:height="5.1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Modifiez les styles du texte du masque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Deuxième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Cinquième niveau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Espace réservé de la date 3" svg:x="0.5in" svg:y="7.01736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Espace réservé du pied de page 4" svg:x="3.41667in" svg:y="7.01736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Espace réservé du numéro de diapositive 5" svg:x="8.66667in" svg:y="7.01736in" svg:width="0.8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Titre-de-section" style:page-layout-name="pageLayout1" draw:style-name="a93">
      <draw:frame draw:id="id15" presentation:style-name="a97" draw:name="Titre 1" svg:x="1.75in" svg:y="0.66667in" svg:width="7.75in" svg:height="2in" presentation:class="title" presentation:placeholder="false">
        <draw:text-box>
          <text:p text:style-name="a96" text:class-names="" text:cond-style-name=""><text:span text:style-name="a94" text:class-names="">Modifiez le style du titre</text:span><text:span text:style-name="a95" text:class-names=""/></text:p>
        </draw:text-box>
        <svg:title/>
        <svg:desc/>
      </draw:frame>
      <draw:frame draw:id="id16" presentation:style-name="a101" draw:name="Espace réservé du texte 2" svg:x="1.75in" svg:y="2.74255in" svg:width="7.75in" svg:height="1.6510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6" draw:name="Espace réservé de la date 3" svg:x="0.5in" svg:y="7.01736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Espace réservé du pied de page 4" svg:x="3.41667in" svg:y="7.01736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Espace réservé du numéro de diapositive 5" svg:x="8.66667in" svg:y="7.01736in" svg:width="0.8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eux-contenus" style:page-layout-name="pageLayout1" draw:style-name="a115">
      <draw:frame draw:id="id20" presentation:style-name="a119" draw:name="Titr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21" presentation:style-name="a136" draw:name="Espace réservé du contenu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Cinquième niveau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Espace réservé du contenu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Modifiez les styles du texte du masque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euxième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Cinquième niveau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Espace réservé de la date 4" svg:x="0.5in" svg:y="7.01736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Espace réservé du pied de page 5" svg:x="3.41667in" svg:y="7.01736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Espace réservé du numéro de diapositive 6" svg:x="8.66667in" svg:y="7.01736in" svg:width="0.8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ison" style:page-layout-name="pageLayout1" draw:style-name="a167">
      <draw:frame draw:id="id26" presentation:style-name="a171" draw:name="Titre 1" svg:x="0.5in" svg:y="0.29861in" svg:width="9in" svg:height="1.25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75" draw:name="Espace réservé du texte 2" svg:x="0.5in" svg:y="1.67882in" svg:width="4.4184in" svg:height="0.82118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9" draw:name="Espace réservé du texte 3" svg:x="5.07986in" svg:y="1.67882in" svg:width="4.42014in" svg:height="0.82118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Modifiez les styles du texte du masque</text:span></text:p>
            </text:list-item>
          </text:list>
        </draw:text-box>
        <svg:title/>
        <svg:desc/>
      </draw:frame>
      <draw:frame draw:id="id29" presentation:style-name="a196" draw:name="Espace réservé du contenu 4" svg:x="0.5in" svg:y="2.58333in" svg:width="4.4184in" svg:height="4.1163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Modifiez les styles du texte du masque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Deuxième niveau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Cinquième niveau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3" draw:name="Espace réservé du contenu 5" svg:x="5.07986in" svg:y="2.58333in" svg:width="4.42014in" svg:height="4.11632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Modifiez les styles du texte du masque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Espace réservé de la date 6" svg:x="0.5in" svg:y="7.01736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Espace réservé du pied de page 7" svg:x="3.41667in" svg:y="7.01736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Espace réservé du numéro de diapositive 8" svg:x="8.66667in" svg:y="7.01736in" svg:width="0.8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re-seul" style:page-layout-name="pageLayout1" draw:style-name="a227">
      <draw:frame draw:id="id34" presentation:style-name="a231" draw:name="Titr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35" presentation:style-name="a236" draw:name="Espace réservé de la date 2" svg:x="0.5in" svg:y="7.01736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Espace réservé du pied de page 3" svg:x="3.41667in" svg:y="7.01736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Espace réservé du numéro de diapositive 4" svg:x="8.66667in" svg:y="7.01736in" svg:width="0.8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Vide" style:page-layout-name="pageLayout1" draw:style-name="a245">
      <draw:frame draw:id="id38" presentation:style-name="a250" draw:name="Espace réservé de la date 1" svg:x="0.5in" svg:y="7.01736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Espace réservé du pied de page 2" svg:x="3.41667in" svg:y="7.01736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Espace réservé du numéro de diapositive 3" svg:x="8.66667in" svg:y="7.01736in" svg:width="0.8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9">
      <draw:frame draw:id="id41" presentation:style-name="a263" draw:name="Titr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42" presentation:style-name="a267" draw:name="Espace réservé du texte 2" svg:x="0.5in" svg:y="1.66667in" svg:width="3.28993in" svg:height="5.0329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</draw:text-box>
        <svg:title/>
        <svg:desc/>
      </draw:frame>
      <draw:frame draw:id="id43" presentation:style-name="a284" draw:name="Espace réservé du contenu 3" svg:x="3.90972in" svg:y="0.29861in" svg:width="5.59028in" svg:height="6.4010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Deuxième niveau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Cinquième niveau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Espace réservé de la date 4" svg:x="0.5in" svg:y="7.01736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Espace réservé du pied de page 5" svg:x="3.41667in" svg:y="7.01736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Espace réservé du numéro de diapositive 6" svg:x="8.66667in" svg:y="7.01736in" svg:width="0.8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-avec-légende" style:page-layout-name="pageLayout1" draw:style-name="a298">
      <draw:frame draw:id="id47" presentation:style-name="a302" draw:name="Titre 1" svg:x="2in" svg:y="0.66667in" svg:width="6in" svg:height="0.57118in" presentation:class="title" presentation:placeholder="false">
        <draw:text-box>
          <text:p text:style-name="a301" text:class-names="" text:cond-style-name=""><text:span text:style-name="a299" text:class-names="">Modifiez le style du titre</text:span><text:span text:style-name="a300" text:class-names=""/></text:p>
        </draw:text-box>
        <svg:title/>
        <svg:desc/>
      </draw:frame>
      <draw:frame draw:id="id48" presentation:style-name="a306" draw:name="Espace réservé pour une image  2" svg:x="2in" svg:y="2.00347in" svg:width="6in" svg:height="4.33333in" presentation:class="graphic" presentation:placeholder="false">
        <draw:text-box>
          <text:p text:style-name="a305" text:class-names="" text:cond-style-name=""><text:span text:style-name="a303" text:class-names="">Cliquez sur l'icône pour ajouter une image</text:span><text:span text:style-name="a304" text:class-names=""/></text:p>
        </draw:text-box>
        <svg:title/>
        <svg:desc/>
      </draw:frame>
      <draw:frame draw:id="id49" presentation:style-name="a310" draw:name="Espace réservé du texte 3" svg:x="2in" svg:y="1.27601in" svg:width="6in" svg:height="0.5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15" draw:name="Espace réservé de la date 4" svg:x="0.5in" svg:y="7.01736in" svg:width="2.3333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Espace réservé du pied de page 5" svg:x="3.41667in" svg:y="7.01736in" svg:width="3.16667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Espace réservé du numéro de diapositive 6" svg:x="8.66667in" svg:y="7.01736in" svg:width="0.83333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24">
      <draw:frame draw:id="id53" presentation:style-name="a328" draw:name="Titre 1" svg:x="0.5in" svg:y="0.30035in" svg:width="9in" svg:height="1.25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54" presentation:style-name="a345" draw:name="Espace réservé du texte vertical 2" svg:x="0.5in" svg:y="1.75in" svg:width="9in" svg:height="5.1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odifiez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0" draw:name="Espace réservé de la date 3" svg:x="0.5in" svg:y="7.01736in" svg:width="2.3333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6" presentation:style-name="a353" draw:name="Espace réservé du pied de page 4" svg:x="3.41667in" svg:y="7.01736in" svg:width="3.16667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7" presentation:style-name="a357" draw:name="Espace réservé du numéro de diapositive 5" svg:x="8.66667in" svg:y="7.01736in" svg:width="0.8333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59">
      <draw:frame draw:id="id58" presentation:style-name="a363" draw:name="Titre vertical 1" svg:x="7.25in" svg:y="0.30035in" svg:width="2.25in" svg:height="6.39931in" presentation:class="title" presentation:placeholder="false">
        <draw:text-box>
          <text:p text:style-name="a362" text:class-names="" text:cond-style-name=""><text:span text:style-name="a360" text:class-names="">Modifiez le style du titre</text:span><text:span text:style-name="a361" text:class-names=""/></text:p>
        </draw:text-box>
        <svg:title/>
        <svg:desc/>
      </draw:frame>
      <draw:frame draw:id="id59" presentation:style-name="a380" draw:name="Espace réservé du texte vertical 2" svg:x="0.5in" svg:y="0.30035in" svg:width="6.58333in" svg:height="6.3993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Deuxième niveau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Cinquième niveau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5" draw:name="Espace réservé de la date 3" svg:x="0.5in" svg:y="7.01736in" svg:width="2.3333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61" presentation:style-name="a388" draw:name="Espace réservé du pied de page 4" svg:x="3.41667in" svg:y="7.01736in" svg:width="3.16667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2" presentation:style-name="a392" draw:name="Espace réservé du numéro de diapositive 5" svg:x="8.66667in" svg:y="7.01736in" svg:width="0.8333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Théo</meta:initial-creator>
    <dc:creator>Théo</dc:creator>
    <meta:creation-date>2014-04-06T11:08:43Z</meta:creation-date>
    <dc:date>2014-04-06T12:11:34Z</dc:date>
    <meta:template xlink:href="Apex" xlink:type="simple"/>
    <meta:editing-cycles>5</meta:editing-cycles>
    <meta:editing-duration>PT3724S</meta:editing-duration>
    <meta:document-statistic meta:paragraph-count="42" meta:word-count="77"/>
  </office:meta>
</office:document-meta>
</file>